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OUtil.getChild( Element el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IOUtil.dumpNodeToSystemOut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IOUtil.extractResolution( IIOMetadata iiometa , ImageSize siz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mageIOUtil.dumpMetadataToSystemOut( IIOMetadata iiome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